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le_one_all_lstm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A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table:style-name="ce1" office:value-type="float" office:value="0.01581" calcext:value-type="float">
            <text:p>0.01581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599" calcext:value-type="float">
            <text:p>0.01599</text:p>
          </table:table-cell>
          <table:table-cell table:formula="of:=MIN([.B2:.E2])" office:value-type="float" office:value="0.01581" calcext:value-type="float">
            <text:p>0.01581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0266" calcext:value-type="float">
            <text:p>0.00266</text:p>
          </table:table-cell>
          <table:table-cell table:style-name="ce1" office:value-type="float" office:value="0.0025" calcext:value-type="float">
            <text:p>0.0025</text:p>
          </table:table-cell>
          <table:table-cell office:value-type="float" office:value="0.00343" calcext:value-type="float">
            <text:p>0.00343</text:p>
          </table:table-cell>
          <table:table-cell table:formula="of:=MIN([.B3:.E3])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table:style-name="ce1" office:value-type="float" office:value="0.03496" calcext:value-type="float">
            <text:p>0.03496</text:p>
          </table:table-cell>
          <table:table-cell office:value-type="float" office:value="0.03605" calcext:value-type="float">
            <text:p>0.03605</text:p>
          </table:table-cell>
          <table:table-cell office:value-type="float" office:value="0.03501" calcext:value-type="float">
            <text:p>0.03501</text:p>
          </table:table-cell>
          <table:table-cell office:value-type="float" office:value="0.03608" calcext:value-type="float">
            <text:p>0.03608</text:p>
          </table:table-cell>
          <table:table-cell table:formula="of:=MIN([.B4:.E4])" office:value-type="float" office:value="0.03496" calcext:value-type="float">
            <text:p>0.03496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table:style-name="ce1" office:value-type="float" office:value="0.01101" calcext:value-type="float">
            <text:p>0.01101</text:p>
          </table:table-cell>
          <table:table-cell office:value-type="float" office:value="0.01137" calcext:value-type="float">
            <text:p>0.01137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1133" calcext:value-type="float">
            <text:p>0.01133</text:p>
          </table:table-cell>
          <table:table-cell table:formula="of:=MIN([.B5:.E5])" office:value-type="float" office:value="0.01101" calcext:value-type="float">
            <text:p>0.01101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53.56852" calcext:value-type="float">
            <text:p>53.56852</text:p>
          </table:table-cell>
          <table:table-cell office:value-type="float" office:value="57.21731" calcext:value-type="float">
            <text:p>57.21731</text:p>
          </table:table-cell>
          <table:table-cell office:value-type="float" office:value="55.58022" calcext:value-type="float">
            <text:p>55.58022</text:p>
          </table:table-cell>
          <table:table-cell table:style-name="ce1" office:value-type="float" office:value="53.08875" calcext:value-type="float">
            <text:p>53.08875</text:p>
          </table:table-cell>
          <table:table-cell table:formula="of:=MIN([.B6:.E6])" office:value-type="float" office:value="53.08875" calcext:value-type="float">
            <text:p>53.08875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71.125" calcext:value-type="float">
            <text:p>71.125</text:p>
          </table:table-cell>
          <table:table-cell office:value-type="float" office:value="76.0625" calcext:value-type="float">
            <text:p>76.0625</text:p>
          </table:table-cell>
          <table:table-cell office:value-type="float" office:value="74.27083" calcext:value-type="float">
            <text:p>74.27083</text:p>
          </table:table-cell>
          <table:table-cell table:style-name="ce1" office:value-type="float" office:value="70.8125" calcext:value-type="float">
            <text:p>70.8125</text:p>
          </table:table-cell>
          <table:table-cell table:formula="of:=MIN([.B7:.E7])" office:value-type="float" office:value="70.8125" calcext:value-type="float">
            <text:p>70.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4T15:03:16.685039907</dc:date>
    <meta:editing-duration>PT36S</meta:editing-duration>
    <meta:editing-cycles>1</meta:editing-cycles>
    <meta:document-statistic meta:table-count="1" meta:cell-count="41" meta:object-count="0"/>
    <meta:generator>LibreOffice/6.0.7.3$Linux_X86_64 LibreOffice_project/00m0$Build-3</meta:generator>
  </office:meta>
</office:document-meta>
</file>